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5354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2.6661in"/>
    </style:style>
    <style:style style:name="co8" style:family="table-column">
      <style:table-column-properties fo:break-before="auto" style:column-width="2.6256in"/>
    </style:style>
    <style:style style:name="co9" style:family="table-column">
      <style:table-column-properties fo:break-before="auto" style:column-width="1.0917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5055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6484in"/>
    </style:style>
    <style:style style:name="co15" style:family="table-column">
      <style:table-column-properties fo:break-before="auto" style:column-width="1.002in"/>
    </style:style>
    <style:style style:name="co16" style:family="table-column">
      <style:table-column-properties fo:break-before="auto" style:column-width="1.1783in"/>
    </style:style>
    <style:style style:name="co17" style:family="table-column">
      <style:table-column-properties fo:break-before="auto" style:column-width="1.10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6618in" fo:break-before="auto" style:use-optimal-row-height="true"/>
    </style:style>
    <style:style style:name="ro3" style:family="table-row">
      <style:table-row-properties style:row-height="0.822in" fo:break-before="auto" style:use-optimal-row-height="true"/>
    </style:style>
    <style:style style:name="ro4" style:family="table-row">
      <style:table-row-properties style:row-height="0.502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0000ff" style:text-align-source="value-type" style:repeat-content="false"/>
      <style:paragraph-properties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660066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color="#660066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Module_wis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>
            <text:p>Field</text:p>
          </table:table-cell>
          <table:table-cell table:style-name="ce6" office:value-type="string">
            <text:p>Detail</text:p>
          </table:table-cell>
          <table:table-cell table:style-name="ce6" office:value-type="string">
            <text:p>Possible Value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Sr TL name</text:p>
          </table:table-cell>
          <table:table-cell table:style-name="ce1" office:value-type="string">
            <text:p>Name of sr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L Name</text:p>
          </table:table-cell>
          <table:table-cell table:style-name="ce1" office:value-type="string">
            <text:p>Name of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FROM PROJECT</text:p>
          </table:table-cell>
          <table:table-cell table:style-name="ce1" office:value-type="string">
            <text:p>name of your project which make call into/use other project (FAS for now)</text:p>
          </table:table-cell>
          <table:table-cell table:number-columns-repeated="14"/>
        </table:table-row>
        <table:table-row table:style-name="ro2">
          <table:table-cell table:style-name="ce1"/>
          <table:table-cell table:style-name="ce3" office:value-type="string">
            <text:p>FROM TECH</text:p>
          </table:table-cell>
          <table:table-cell table:style-name="ce1" office:value-type="string">
            <text:p>technology of the module of your project which makes call right now</text:p>
          </table:table-cell>
          <table:table-cell office:value-type="string">
            <text:p>Java, </text:p>
            <text:p>oracle, </text:p>
            <text:p>mysql, </text:p>
            <text:p>Php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PROJECT</text:p>
          </table:table-cell>
          <table:table-cell table:style-name="ce1" office:value-type="string">
            <text:p>the project in which your project makes call (FAS for now)</text:p>
          </table:table-cell>
          <table:table-cell office:value-type="string">
            <text:p>FAS</text:p>
          </table:table-cell>
          <table:table-cell table:number-columns-repeated="13"/>
        </table:table-row>
        <table:table-row table:style-name="ro3">
          <table:table-cell table:style-name="ce1"/>
          <table:table-cell table:style-name="ce3" office:value-type="string">
            <text:p>TO TECH</text:p>
          </table:table-cell>
          <table:table-cell table:style-name="ce1" office:value-type="string">
            <text:p>technology used to make call into other project</text:p>
          </table:table-cell>
          <table:table-cell office:value-type="string">
            <text:p>Java jar, </text:p>
            <text:p>oracle procedure, </text:p>
            <text:p>mysql procedure, </text:p>
            <text:p>php direct SQL, </text:p>
            <text:p>jdbc direct SQL, other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TECH_OTHER</text:p>
          </table:table-cell>
          <table:table-cell table:style-name="ce1" office:value-type="string">
            <text:p>specify if you have selected other in TO_TECH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E</text:p>
          </table:table-cell>
          <table:table-cell table:style-name="ce1" office:value-type="string">
            <text:p>name of a module on your project which makes cal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Activity Details</text:p>
          </table:table-cell>
          <table:table-cell table:style-name="ce1" office:value-type="string">
            <text:p>why it go for other project and what is done in other projec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ABLE USED</text:p>
          </table:table-cell>
          <table:table-cell table:style-name="ce1" office:value-type="string">
            <text:p>table of other project</text:p>
          </table:table-cell>
          <table:table-cell table:number-columns-repeated="14"/>
        </table:table-row>
        <table:table-row table:style-name="ro4">
          <table:table-cell table:style-name="ce1"/>
          <table:table-cell table:style-name="ce3" office:value-type="string">
            <text:p>ACCESS</text:p>
          </table:table-cell>
          <table:table-cell table:style-name="ce1" office:value-type="string">
            <text:p>access type</text:p>
          </table:table-cell>
          <table:table-cell office:value-type="string">
            <text:p>read, </text:p>
            <text:p>write, </text:p>
            <text:p>Both</text:p>
          </table:table-cell>
          <table:table-cell table:number-columns-repeated="13"/>
        </table:table-row>
        <table:table-row table:style-name="ro5">
          <table:table-cell table:style-name="ce1"/>
          <table:table-cell table:style-name="ce3" office:value-type="string">
            <text:p>Is in Batch</text:p>
          </table:table-cell>
          <table:table-cell table:style-name="ce1" office:value-type="string">
            <text:p>if it happens in a loop, batch</text:p>
          </table:table-cell>
          <table:table-cell office:value-type="string">
            <text:p>yes, </text:p>
            <text:p>No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Max Batch size</text:p>
          </table:table-cell>
          <table:table-cell table:style-name="ce1" office:value-type="string">
            <text:p>if it is in batch, loop then approximate maximum no of instance, batch size 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arity</text:p>
          </table:table-cell>
          <table:table-cell table:style-name="ce1" office:value-type="string">
            <text:p>it your module use common function for this activity or direct writte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Complexity of query</text:p>
          </table:table-cell>
          <table:table-cell table:style-name="ce3" office:value-type="string">
            <text:p>Complexity of query</text:p>
          </table:table-cell>
          <table:table-cell office:value-type="string">
            <text:p>Simple / inner join / function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olution</text:p>
          </table:table-cell>
          <table:table-cell office:value-type="string">
            <text:p>we will write solution to apply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Name</text:p>
          </table:table-cell>
          <table:table-cell office:value-type="string">
            <text:p>we will provide you service name to use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readiness</text:p>
          </table:table-cell>
          <table:table-cell office:value-type="string">
            <text:p>service status, if ready then you can start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Action Needed</text:p>
          </table:table-cell>
          <table:table-cell office:value-type="string">
            <text:p>indicates weather you have to wait for us or star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 table:number-rows-repeated="1007">
          <table:table-cell/>
          <table:table-cell table:style-name="ce3"/>
          <table:table-cell table:number-columns-repeated="15"/>
        </table:table-row>
        <table:table-row table:style-name="ro1" table:number-rows-repeated="6450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ample" table:style-name="ta1" table:print="false">
        <table:table-column table:style-name="co1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column table:style-name="co18" table:number-columns-repeated="1006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11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/>
          <table:table-cell office:value-type="string">
            <text:p>web service</text:p>
          </table:table-cell>
          <table:table-cell office:value-type="string">
            <text:p>LedgerService</text:p>
          </table:table-cell>
          <table:table-cell office:value-type="string">
            <text:p>need to developer producer</text:p>
          </table:table-cell>
          <table:table-cell office:value-type="string">
            <text:p>wait</text:p>
          </table:table-cell>
          <table:table-cell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age checque Un-Autherize / Brok cheque Autjorization / Auth JV</text:p>
          </table:table-cell>
          <table:table-cell office:value-type="string">
            <text:p>select using vou for clear date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File transfer</text:p>
          </table:table-cell>
          <table:table-cell/>
          <table:table-cell office:value-type="string">
            <text:p>ready to use</text:p>
          </table:table-cell>
          <table:table-cell office:value-type="string">
            <text:p>use it as consumer</text:p>
          </table:table-cell>
          <table:table-cell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 JV</text:p>
          </table:table-cell>
          <table:table-cell office:value-type="string">
            <text:p>using VOU</text:p>
          </table:table-cell>
          <table:table-cell office:value-type="string">
            <text:p>FAS.BANKREC</text:p>
          </table:table-cell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float" office:value="500">
            <text:p>500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ancallation</text:p>
          </table:table-cell>
          <table:table-cell office:value-type="string">
            <text:p>using PASS='n'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PaymentRequest_detail</text:p>
          </table:table-cell>
          <table:table-cell office:value-type="string">
            <text:p>select using vou, PASS= Y for clear date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ed Payment Utility</text:p>
          </table:table-cell>
          <table:table-cell office:value-type="string">
            <text:p>insert in to FILE_GEN_DETAIL</text:p>
          </table:table-cell>
          <table:table-cell office:value-type="string">
            <text:p>FILE_GEN_DETAIL</text:p>
          </table:table-cell>
          <table:table-cell office:value-type="string">
            <text:p>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Process,Authorization,Unauthorization</text:p>
          </table:table-cell>
          <table:table-cell office:value-type="string">
            <text:p>1)using firm code 2)comboFirm using lock=0 3)combofirm using more than 1 firmcode</text:p>
          </table:table-cell>
          <table:table-cell office:value-type="string">
            <text:p>FIRM</text:p>
          </table:table-cell>
          <table:table-cell office:value-type="string">
            <text:p>Read(3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heque entry new <text:s/>(brok checque entry)</text:p>
          </table:table-cell>
          <table:table-cell office:value-type="string">
            <text:p>join with firm to get Firm Name to get BROK_CHQ_MAST &amp; BROK_CHQ_TRN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get firm code using start date, end date &amp; firmname lik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Combo firm for JV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firm code using start date &amp; end date &amp; company code,get startdate end date for making folder nam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ank reciept report,getJVRuleReport</text:p>
          </table:table-cell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count using file no &amp; status get MAX(ENTDATE) ,get FILE_NO </text:p>
          </table:table-cell>
          <table:table-cell office:value-type="string">
            <text:p>LOG_IMP_ENET</text:p>
          </table:table-cell>
          <table:table-cell office:value-type="string">
            <text:p>Read(4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Insert</text:p>
          </table:table-cell>
          <table:table-cell office:value-type="string">
            <text:p>LOG_MASTER</text:p>
          </table:table-cell>
          <table:table-cell office:value-type="string">
            <text:p>Write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ENTDATE using VOU</text:p>
          </table:table-cell>
          <table:table-cell office:value-type="string">
            <text:p>LOG_MASTER</text:p>
          </table:table-cell>
          <table:table-cell office:value-type="string">
            <text:p>Read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UN Autjorization</text:p>
          </table:table-cell>
          <table:table-cell office:value-type="string">
            <text:p>delete using VOU</text:p>
          </table:table-cell>
          <table:table-cell office:value-type="string">
            <text:p>MEET_LEDGER_MAP</text:p>
          </table:table-cell>
          <table:table-cell office:value-type="string">
            <text:p>Delete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</text:p>
          </table:table-cell>
          <table:table-cell office:value-type="string">
            <text:p>insert</text:p>
          </table:table-cell>
          <table:table-cell office:value-type="string">
            <text:p>MEET_LEDGER_MAP</text:p>
          </table:table-cell>
          <table:table-cell office:value-type="string">
            <text:p>Write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</text:p>
          </table:table-cell>
          <table:table-cell office:value-type="string">
            <text:p>get MEET_NAME with using join</text:p>
          </table:table-cell>
          <table:table-cell office:value-type="string">
            <text:p>MEETING_MAS</text:p>
          </table:table-cell>
          <table:table-cell office:value-type="string">
            <text:p>Read (2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 JV</text:p>
          </table:table-cell>
          <table:table-cell office:value-type="string">
            <text:p>get MEET_NAME for combo</text:p>
          </table:table-cell>
          <table:table-cell office:value-type="string">
            <text:p>MEETING_MAS</text:p>
          </table:table-cell>
          <table:table-cell office:value-type="string">
            <text:p>Read(3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, Rap Bill Auto Save</text:p>
          </table:table-cell>
          <table:table-cell office:value-type="string">
            <text:p>get party name using party code &amp; firm code FOR COMBO</text:p>
          </table:table-cell>
          <table:table-cell office:value-type="string">
            <text:p>PARTYMAST</text:p>
          </table:table-cell>
          <table:table-cell office:value-type="string">
            <text:p>Read(9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Save</text:p>
          </table:table-cell>
          <table:table-cell office:value-type="string">
            <text:p>get party code &amp; name using CAT CODE &amp; firm code</text:p>
          </table:table-cell>
          <table:table-cell office:value-type="string">
            <text:p>PARTYMAST</text:p>
          </table:table-cell>
          <table:table-cell office:value-type="string">
            <text:p>Read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or combo get party code &amp; name using CAT CODE &amp; firm code <text:s/>&amp; IS_ACC_DISPLAY</text:p>
          </table:table-cell>
          <table:table-cell office:value-type="string">
            <text:p>PARTYMAST</text:p>
          </table:table-cell>
          <table:table-cell office:value-type="string">
            <text:p>Read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join using party code &amp; firm code</text:p>
          </table:table-cell>
          <table:table-cell office:value-type="string">
            <text:p>PARTYMAST</text:p>
          </table:table-cell>
          <table:table-cell office:value-type="string">
            <text:p>Read(20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count usingfirm &amp; multiple party code</text:p>
          </table:table-cell>
          <table:table-cell office:value-type="string">
            <text:p>PARTYMAST</text:p>
          </table:table-cell>
          <table:table-cell office:value-type="string">
            <text:p>Read(5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insert</text:p>
          </table:table-cell>
          <table:table-cell office:value-type="string">
            <text:p>LOG_FILE_GEN</text:p>
          </table:table-cell>
          <table:table-cell office:value-type="string">
            <text:p>Write(2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using file no, Ent date, project , status</text:p>
          </table:table-cell>
          <table:table-cell office:value-type="string">
            <text:p>LOG_FILE_GEN</text:p>
          </table:table-cell>
          <table:table-cell office:value-type="string">
            <text:p>Read(4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pdate remark,username &amp; status using file no</text:p>
          </table:table-cell>
          <table:table-cell office:value-type="string">
            <text:p>LOG_FILE_GEN</text:p>
          </table:table-cell>
          <table:table-cell office:value-type="string">
            <text:p>Update(2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, brok cheq authorize</text:p>
          </table:table-cell>
          <table:table-cell office:value-type="string">
            <text:p>get max SRNO</text:p>
          </table:table-cell>
          <table:table-cell office:value-type="string">
            <text:p>LINK_VOU</text:p>
          </table:table-cell>
          <table:table-cell office:value-type="string">
            <text:p>Read(2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insert</text:p>
          </table:table-cell>
          <table:table-cell office:value-type="string">
            <text:p>LINK_VOU</text:p>
          </table:table-cell>
          <table:table-cell office:value-type="string">
            <text:p>Write(8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,</text:p>
          </table:table-cell>
          <table:table-cell office:value-type="string">
            <text:p>get COUNT(BILLNO) using BILLNO</text:p>
          </table:table-cell>
          <table:table-cell office:value-type="string">
            <text:p>LEDGER</text:p>
          </table:table-cell>
          <table:table-cell office:value-type="string">
            <text:p>Read(1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insert into ledger</text:p>
          </table:table-cell>
          <table:table-cell office:value-type="string">
            <text:p>LEDGER</text:p>
          </table:table-cell>
          <table:table-cell office:value-type="string">
            <text:p>Write(100)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join on billno using TRNTYPE,DEBIT,FILENO,PAY_M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pdate file no using bill no, tdstype, trntype, pay_mode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vou using TRNTYPE,DEBIT,FILENO,PAY_MODE,tds type &amp; bill no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accode using billno, jv type, trntype, Debt 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count using LPAD(CH_NO,10,'0')=LPAD(?,10,'0')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CH_NO using billno, credit,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dtl using bilno, credit!=0 &amp;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join using bil no, debit,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sumcreditt using file no, trntype, paymode, prodtype, credit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debi using trdate,accode, firm code, chq no, party code</text:p>
          </table:table-cell>
          <table:table-cell office:value-type="string">
            <text:p>LEDGER</text:p>
          </table:table-cell>
          <table:table-cell office:value-type="string">
            <text:p>Read2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debit, tds tpe &amp; vou with GROUP BY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cont using trntype, prod type, brcode, trdat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join with brcode where chq not nul, billno not nul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pdate file no = null, mark using file no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trdate, chequsing billno, debit, party 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get suspan amomt</text:p>
          </table:table-cell>
          <table:table-cell office:value-type="string">
            <text:p>join on prodtype, partycode, firm code using ccode, accode, chq no, trdat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dtl using bilno, credit!=0 &amp; chqno is not null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sing jar file</text:p>
          </table:table-cell>
          <table:table-cell office:value-type="string">
            <text:p>LEDGER</text:p>
          </table:table-cell>
          <table:table-cell office:value-type="string">
            <text:p>insert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trdate using billno, debit, ac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trdate using billno, credit, party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pdate debit,credit,desc, tds using vou, accode, partycode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P Bill PDF</text:p>
          </table:table-cell>
          <table:table-cell office:value-type="string">
            <text:p>bill_pdf_WP.java, Using DB Link, Inner Join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Save</text:p>
          </table:table-cell>
          <table:table-cell office:value-type="string">
            <text:p>save_bill_valuepack.java, Ref=171, function_bill_proc used Record count using CHKNO for where condition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 Transfer</text:p>
          </table:table-cell>
          <table:table-cell office:value-type="string">
            <text:p>AUMTransferEntity.java, SELECT COUNT(BILLNO) CNT FROM FAS.LEDGER WHERE BILLNO=:billno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</text:p>
          </table:table-cell>
          <table:table-cell office:value-type="string">
            <text:p>bill_payutility.java,Ref=2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JV Report</text:p>
          </table:table-cell>
          <table:table-cell office:value-type="string">
            <text:p>brokchqreport_JV.java,Ref=19,26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Bill NJP</text:p>
          </table:table-cell>
          <table:table-cell table:style-name="ce13" office:value-type="string">
            <text:p>bill_UF_NJP_save.java, using partycode and chkno in where condition,Ref=126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alue Pack Print Bill</text:p>
          </table:table-cell>
          <table:table-cell table:style-name="ce13" office:value-type="string">
            <text:p>print_bill_valuepack.java, Ref=47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 Bill Payment Utility</text:p>
          </table:table-cell>
          <table:table-cell office:value-type="string">
            <text:p>bill_pay_utility_ENET.java. Ref=51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bill_payment_utility.java, Complex, Refer Pag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PDF</text:p>
          </table:table-cell>
          <table:table-cell table:style-name="ce13" office:value-type="string">
            <text:p>bill_pdf_VP.java, Ref=105,118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 Bill NJP</text:p>
          </table:table-cell>
          <table:table-cell office:value-type="string">
            <text:p>Bill_TR_NJP_Preview.java, Ref=121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Auth JV</text:p>
          </table:table-cell>
          <table:table-cell office:value-type="string">
            <text:p>brokchqauthorized_JV.java,131-156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2" office:value-type="string">
            <text:p>Function</text:p>
          </table:table-cell>
          <table:table-cell office:value-type="string">
            <text:p>function_billproc.java, Insert into all main fas tables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Incentive Bill</text:p>
          </table:table-cell>
          <table:table-cell office:value-type="string">
            <text:p>rptuf_inc_bill_folio.java, Ref=159-168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save_tr_bill_AM_pro.java, Multiple Insert</text:p>
          </table:table-cell>
          <table:table-cell office:value-type="string">
            <text:p>LEDGER</text:p>
          </table:table-cell>
          <table:table-cell office:value-type="string">
            <text:p>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save_tr_bill_AM.java, Ref – 171 – 181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save_uf_bill_AM_pro.java, Multiple Insert and Procedure Call for Ledger Log</text:p>
          </table:table-cell>
          <table:table-cell office:value-type="string">
            <text:p>LEDGER</text:p>
          </table:table-cell>
          <table:table-cell office:value-type="string">
            <text:p>Write</text:p>
          </table:table-cell>
          <table:table-cell table:number-columns-repeated="101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4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6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45:30</meta:creation-date>
    <dc:date>2011-07-02T16:07:29</dc:date>
    <meta:editing-duration>PT20H04M12S</meta:editing-duration>
    <meta:editing-cycles>107</meta:editing-cycles>
    <meta:generator>OpenOffice.org/3.1$Linux OpenOffice.org_project/310m19$Build-9420</meta:generator>
    <meta:document-statistic meta:table-count="2" meta:cell-count="762" meta:object-count="0"/>
  </office:meta>
</office:document-meta>
</file>